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row table:style-name="ro1">
          <table:table-cell/>
          <table:table-cell office:value-type="string" calcext:value-type="string">
            <text:p>Sum users</text:p>
          </table:table-cell>
          <table:table-cell office:value-type="string" calcext:value-type="string">
            <text:p>Sum price</text:p>
          </table:table-cell>
          <table:table-cell table:style-name="Default" office:value-type="string" calcext:value-type="string">
            <text:p>% users</text:p>
          </table:table-cell>
          <table:table-cell table:style-name="Default" office:value-type="string" calcext:value-type="string">
            <text:p>% pric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15119" calcext:value-type="float">
            <text:p>1015119</text:p>
          </table:table-cell>
          <table:table-cell table:style-name="ce1" office:value-type="float" office:value="4542687441.26747" calcext:value-type="float">
            <text:p>4542687441</text:p>
          </table:table-cell>
          <table:table-cell table:formula="of:=[.B2]/[.B6]" office:value-type="percentage" office:value="1" calcext:value-type="percentage">
            <text:p>100,00%</text:p>
          </table:table-cell>
          <table:table-cell table:formula="of:=[.C2]/[.C6]" office:value-type="percentage" office:value="1.00000000000368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Vip</text:p>
          </table:table-cell>
          <table:table-cell office:value-type="float" office:value="17251" calcext:value-type="float">
            <text:p>17251</text:p>
          </table:table-cell>
          <table:table-cell table:style-name="ce1" office:value-type="float" office:value="805627748.799996" calcext:value-type="float">
            <text:p>805627749</text:p>
          </table:table-cell>
          <table:table-cell table:formula="of:=[.B3]/[.$B$6]" office:value-type="percentage" office:value="0.0169940667054799" calcext:value-type="percentage">
            <text:p>1,70%</text:p>
          </table:table-cell>
          <table:table-cell table:formula="of:=[.C3]/[.C2]" office:value-type="percentage" office:value="0.177346066445464" calcext:value-type="percentage">
            <text:p>17,73%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788069" calcext:value-type="float">
            <text:p>788069</text:p>
          </table:table-cell>
          <table:table-cell office:value-type="float" office:value="2972151619.15088" calcext:value-type="float">
            <text:p>2972151619,15088</text:p>
          </table:table-cell>
          <table:table-cell table:formula="of:=[.B4]/[.$B$6]" office:value-type="percentage" office:value="0.776331641906023" calcext:value-type="percentage">
            <text:p>77,63%</text:p>
          </table:table-cell>
          <table:table-cell table:formula="of:=[.C4]/[.C2]" office:value-type="percentage" office:value="0.654271652535621" calcext:value-type="percentage">
            <text:p>65,43%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209799" calcext:value-type="float">
            <text:p>209799</text:p>
          </table:table-cell>
          <table:table-cell table:style-name="ce1" office:value-type="float" office:value="764908073.299886" calcext:value-type="float">
            <text:p>764908073</text:p>
          </table:table-cell>
          <table:table-cell table:formula="of:=[.B5]/[.$B$6]" office:value-type="percentage" office:value="0.206674291388497" calcext:value-type="percentage">
            <text:p>20,67%</text:p>
          </table:table-cell>
          <table:table-cell table:formula="of:=[.C5]/[.C2]" office:value-type="percentage" office:value="0.168382281015237" calcext:value-type="percentage">
            <text:p>16,84%</text:p>
          </table:table-cell>
        </table:table-row>
        <table:table-row table:style-name="ro1">
          <table:table-cell office:value-type="string" calcext:value-type="string">
            <text:p>Сумма </text:p>
          </table:table-cell>
          <table:table-cell table:formula="of:=SUM([.B3:.B5])" office:value-type="float" office:value="1015119" calcext:value-type="float">
            <text:p>1015119</text:p>
          </table:table-cell>
          <table:table-cell table:formula="of:=SUM([.C3:.C5])" office:value-type="float" office:value="4542687441.25076" calcext:value-type="float">
            <text:p>4542687441,2507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31:57.871000000</meta:creation-date>
    <dc:date>2019-10-17T17:00:11.606000000</dc:date>
    <meta:editing-duration>PT9M13S</meta:editing-duration>
    <meta:editing-cycles>2</meta:editing-cycles>
    <meta:generator>LibreOffice/6.1.0.3$Windows_X86_64 LibreOffice_project/efb621ed25068d70781dc026f7e9c5187a4decd1</meta:generator>
    <meta:document-statistic meta:table-count="1" meta:cell-count="27" meta:object-count="0"/>
  </office:meta>
</office:document-meta>
</file>